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116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117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118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119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120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121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9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5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6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04">Default program (1_first_project\Example_1.hex)</text:p>
      <text:p text:style-name="P104">I2C_TX_328_check()</text:p>
      <text:p text:style-name="P104"><text:tab/>1 for OS version<text:tab/><text:span text:style-name="T19">Mistakes in the data noted here</text:span> </text:p>
      <text:p text:style-name="P104"><text:tab/>2 for system data</text:p>
      <text:p text:style-name="P104"><text:tab/>3 Message from the OS (x to escape)<text:tab/><text:tab/><text:span text:style-name="T57">V1_CC fails (always prints Hello World)</text:span></text:p>
      <text:p text:style-name="P104"><text:tab/>4 Default project</text:p>
      <text:p text:style-name="P104"><text:tab/>0 to escape</text:p>
      <text:p text:style-name="P104"/>
      <text:p text:style-name="P114">Recompile everything</text:p>
      <text:p text:style-name="P114"/>
      <text:p text:style-name="P114">Version 1</text:p>
      <text:p text:style-name="P114"/>
      <text:p text:style-name="P115">Mini-OS_V27_CA<text:tab/><text:tab/><text:tab/><text:tab/><text:tab/><text:span text:style-name="T61">Text change only (SW version update)</text:span></text:p>
      <text:p text:style-name="P115">2_pcb_Bootloader_V4_29_CA<text:tab/><text:tab/><text:tab/><text:span text:style-name="T59">No change</text:span></text:p>
      <text:p text:style-name="P115"/>
      <text:p text:style-name="P116">Mini-OS_V28_CC<text:tab/><text:tab/><text:tab/><text:tab/><text:tab/><text:span text:style-name="T61">Text change only (SW version update)</text:span><text:tab/></text:p>
      <text:p text:style-name="P117">2_pcb_Bootloader_V4_30_CC<text:tab/><text:tab/><text:tab/><text:span text:style-name="T60">No change</text:span><text:span text:style-name="T63"> Error present in led setup FIXED</text:span></text:p>
      <text:p text:style-name="P115"/>
      <text:p text:style-name="P121"><text:soft-page-break/>Version 2</text:p>
      <text:p text:style-name="P121"/>
      <text:p text:style-name="P119">Mini-OS_V29_CA<text:tab/><text:tab/><text:tab/><text:tab/><text:tab/><text:span text:style-name="T61">Text change only (SW version update)<text:tab/></text:span><text:tab/></text:p>
      <text:p text:style-name="P118">2_pcb_Bootloader_V4_31_C<text:span text:style-name="T57">A<text:tab/><text:tab/><text:tab/>No change</text:span></text:p>
      <text:p text:style-name="P115"/>
      <text:p text:style-name="P120">Mini-OS_V30_CC<text:tab/><text:tab/><text:tab/><text:tab/><text:tab/><text:span text:style-name="T62">Text change only (SW version update)<text:tab/></text:span></text:p>
      <text:p text:style-name="P112">2_pcb_Bootloader_V4_32_CC<text:tab/><text:tab/><text:tab/><text:span text:style-name="T58">No change </text:span></text:p>
      <text:p text:style-name="P112"/>
      <text:p text:style-name="P113">Fault </text:p>
      <text:p text:style-name="P113">Version 1<text:span text:style-name="T38">Mini-OS_V28_CC<text:tab/><text:tab/></text:span>Mesage from OS always reads out Hello world</text:p>
      <text:p text:style-name="P113"><text:tab/><text:tab/><text:tab/><text:tab/><text:tab/>Note Default program is OK</text:p>
      <text:p text:style-name="P112"/>
      <text:p text:style-name="P112"/>
      <text:p text:style-name="P112"/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6T21:35:52.419000000</dc:date>
    <meta:editing-duration>PT20H27M40S</meta:editing-duration>
    <meta:editing-cycles>70</meta:editing-cycles>
    <meta:document-statistic meta:table-count="0" meta:image-count="0" meta:object-count="0" meta:page-count="9" meta:paragraph-count="322" meta:word-count="1283" meta:character-count="9099" meta:non-whitespace-character-count="7881"/>
  </office:meta>
</office:document-meta>
</file>